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5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Column</text:p>
          </table:table-cell>
          <table:table-cell/>
          <table:table-cell office:value-type="string">
            <text:p>Path 0</text:p>
          </table:table-cell>
          <table:table-cell office:value-type="string">
            <text:p>Path 1</text:p>
          </table:table-cell>
          <table:table-cell office:value-type="string">
            <text:p>Path 2</text:p>
          </table:table-cell>
          <table:table-cell office:value-type="string">
            <text:p>Path 3</text:p>
          </table:table-cell>
          <table:table-cell office:value-type="string">
            <text:p>Path 4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ow changes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irection changes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10 *</text:p>
          </table:table-cell>
          <table:table-cell office:value-type="float" office:value="5">
            <text:p>5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31/03/2016</text:date>, <text:time>12.07.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1:54:55.02</meta:creation-date>
    <dc:date>2016-03-31T12:07:45.44</dc:date>
    <meta:editing-duration>PT12M49S</meta:editing-duration>
    <meta:editing-cycles>5</meta:editing-cycles>
    <meta:generator>OpenOffice/4.1.1$Win32 OpenOffice.org_project/411m6$Build-9775</meta:generator>
    <meta:document-statistic meta:table-count="3" meta:cell-count="198" meta:object-count="0"/>
  </office:meta>
</office:document-meta>
</file>